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10000034BBBCDFC4B.png" manifest:media-type="image/png"/>
  <manifest:file-entry manifest:full-path="Pictures/10000201000002BB000002BBE04667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13" style:family="graphic" style:list-style-name="L1">
      <style:graphic-properties svg:stroke-color="#000000" draw:fill-color="#aecf00" draw:textarea-horizontal-align="justify" draw:textarea-vertical-align="middle" draw:auto-grow-height="false"/>
    </style:style>
    <style:style style:name="gr14" style:family="graphic" style:list-style-name="L1">
      <style:graphic-properties svg:stroke-color="#000000" draw:fill="solid" draw:fill-color="#663399" draw:textarea-horizontal-align="justify" draw:textarea-vertical-align="middle" draw:auto-grow-height="false"/>
    </style:style>
    <style:style style:name="gr15" style:family="graphic" style:list-style-name="L1">
      <style:graphic-properties svg:stroke-color="#000000" draw:fill-color="#aecf00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5" style:family="paragraph">
      <style:paragraph-properties fo:text-align="center"/>
      <style:text-properties fo:color="#ffffff" style:font-name="Liberation Sans" fo:font-size="14pt" style:letter-kerning="true" style:font-name-asian="Droid Sans Fallback" style:font-size-asian="14pt" style:font-name-complex="FreeSans" style:font-size-complex="14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5cm" svg:height="18.5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4.6cm" svg:x="8.59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6cm" svg:height="4.6cm" svg:x="8.3cm" svg:y="15cm">
          <text:p text:style-name="P1"><text:span text:style-name="T1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5cm" svg:x="11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.6cm" svg:height="4.6cm" svg:x="8.6cm" svg:y="3.201cm">
          <text:p text:style-name="P1">WAIT_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7cm" svg:y1="5cm" svg:x2="13.2cm" svg:y2="5.4cm">
          <text:p/>
        </draw:line>
        <draw:frame draw:style-name="gr7" draw:text-style-name="P3" draw:layer="layout" svg:width="3.5cm" svg:height="1.685cm" svg:x="14.4cm" svg:y="3.3cm">
          <draw:text-box>
            <text:p><text:span text:style-name="T2">send_hi || send_low || send_rst = 0</text:span></text:p>
          </draw:text-box>
        </draw:frame>
        <draw:frame draw:style-name="gr7" draw:text-style-name="P3" draw:layer="layout" svg:width="3.8cm" svg:height="1.685cm" svg:x="4.9cm" svg:y="6.5cm">
          <draw:text-box>
            <text:p><text:span text:style-name="T3">send_hi || send_low || send_rst = 1</text:span></text:p>
          </draw:text-box>
        </draw:frame>
        <draw:line draw:style-name="gr6" draw:text-style-name="P1" draw:layer="layout" svg:x1="9.2cm" svg:y1="7.1cm" svg:x2="8.1cm" svg:y2="9.5cm">
          <text:p/>
        </draw:line>
        <draw:line draw:style-name="gr6" draw:text-style-name="P1" draw:layer="layout" svg:x1="7.8cm" svg:y1="11.5cm" svg:x2="12.9cm" svg:y2="11.5cm">
          <text:p/>
        </draw:line>
        <draw:custom-shape draw:style-name="gr4" draw:text-style-name="P1" draw:layer="layout" svg:width="2.4cm" svg:height="2.5cm" svg:x="4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6cm" svg:height="4.6cm" svg:x="5.2cm" svg:y="9.4cm">
          <text:p text:style-name="P1"><text:span text:style-name="T1">WAIT_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5cm" svg:x="15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6cm" svg:height="4.6cm" svg:x="13cm" svg:y="9.1cm">
          <text:p text:style-name="P1"><text:span text:style-name="T1">WAIT_Z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2cm" svg:y1="13.4cm" svg:x2="12.5cm" svg:y2="15.9cm">
          <text:p/>
        </draw:line>
        <draw:line draw:style-name="gr6" draw:text-style-name="P1" draw:layer="layout" svg:x1="16.5cm" svg:y1="13.9cm" svg:x2="16.1cm" svg:y2="13.6cm">
          <text:p/>
        </draw:line>
        <draw:line draw:style-name="gr6" draw:text-style-name="P1" draw:layer="layout" svg:x1="5.9cm" svg:y1="14cm" svg:x2="6.3cm" svg:y2="13.7cm">
          <text:p/>
        </draw:line>
        <draw:connector draw:style-name="gr6" draw:text-style-name="P1" draw:layer="layout" draw:line-skew="-4.799cm" svg:x1="8.3cm" svg:y1="17.3cm" svg:x2="8.6cm" svg:y2="5.501cm" draw:start-shape="id1" draw:start-glue-point="6" draw:end-shape="id2" draw:end-glue-point="6" svg:d="M8300 17300h-5300v-11799h5600" svg:viewBox="0 0 5601 11800">
          <text:p/>
        </draw:connector>
        <draw:frame draw:style-name="gr10" draw:text-style-name="P3" draw:layer="layout" svg:width="4.752cm" svg:height="0.729cm" svg:x="8.9cm" svg:y="9.271cm">
          <draw:text-box>
            <text:p><text:span text:style-name="T3">clk_cnt == ones_count</text:span></text:p>
          </draw:text-box>
        </draw:frame>
        <draw:frame draw:style-name="gr10" draw:text-style-name="P3" draw:layer="layout" svg:width="4.625cm" svg:height="0.729cm" svg:x="3.3cm" svg:y="14.271cm">
          <draw:text-box>
            <text:p><text:span text:style-name="T3">clk_cnt != ones_count</text:span></text:p>
          </draw:text-box>
        </draw:frame>
        <draw:frame draw:style-name="gr10" draw:text-style-name="P3" draw:layer="layout" svg:width="4.74cm" svg:height="0.729cm" svg:x="15.36cm" svg:y="14.1cm">
          <draw:text-box>
            <text:p><text:span text:style-name="T3">clk_cnt != zeros_count</text:span></text:p>
          </draw:text-box>
        </draw:frame>
        <draw:frame draw:style-name="gr10" draw:text-style-name="P3" draw:layer="layout" svg:width="4.867cm" svg:height="0.729cm" svg:x="8.9cm" svg:y="13.8cm">
          <draw:text-box>
            <text:p><text:span text:style-name="T3">clk_cnt == zeros_count</text:span></text:p>
          </draw:text-box>
        </draw:frame>
      </draw:page>
      <draw:page draw:name="page2" draw:style-name="dp1" draw:master-page-name="Predeterminado">
        <draw:frame draw:style-name="gr11" draw:text-style-name="P1" draw:layer="layout" svg:width="18.502cm" svg:height="18.502cm" svg:x="1.7cm" svg:y="1.798cm">
          <draw:image xlink:href="Pictures/10000201000002BB000002BBE0466726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12" draw:text-style-name="P1" draw:layer="Diseño" svg:width="18.5cm" svg:height="26.3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5" draw:id="id5" draw:layer="Diseño" svg:width="3.858cm" svg:height="4.11cm" svg:x="8.619cm" svg:y="7.172cm">
          <text:p text:style-name="P4">CHEC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5" xml:id="id3" draw:id="id3" draw:layer="Diseño" svg:width="3.858cm" svg:height="4.111cm" svg:x="5.6cm" svg:y="2.436cm">
          <text:p text:style-name="P5"><text:span text:style-name="T4">IN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xml:id="id4" draw:id="id4" draw:layer="Diseño" svg:width="3.858cm" svg:height="4.111cm" svg:x="12.142cm" svg:y="2.436cm">
          <text:p text:style-name="P4">LD_DAT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line" svg:x1="9.458cm" svg:y1="4.492cm" svg:x2="12.142cm" svg:y2="4.492cm" draw:start-shape="id3" draw:start-glue-point="10" draw:end-shape="id4" draw:end-glue-point="6" svg:d="M9458 4492h2684" svg:viewBox="0 0 2685 1">
          <text:p/>
        </draw:connector>
        <draw:connector draw:style-name="gr6" draw:text-style-name="P1" draw:layer="layout" draw:type="line" svg:x1="12.707cm" svg:y1="5.945cm" svg:x2="10.548cm" svg:y2="7.172cm" draw:start-shape="id4" draw:start-glue-point="7" draw:end-shape="id5" draw:end-glue-point="4" svg:d="M12707 5945l-2159 1227" svg:viewBox="0 0 2160 1228">
          <text:p/>
        </draw:connector>
        <draw:custom-shape draw:style-name="gr16" draw:text-style-name="P4" xml:id="id6" draw:id="id6" draw:layer="layout" svg:width="3.858cm" svg:height="4.11cm" svg:x="5.768cm" svg:y="11.818cm">
          <text:p text:style-name="P4">SEND_O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4" xml:id="id7" draw:id="id7" draw:layer="layout" svg:width="3.858cm" svg:height="4.11cm" svg:x="11.723cm" svg:y="11.908cm">
          <text:p text:style-name="P4">SEND_ZER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line" svg:x1="9.184cm" svg:y1="10.681cm" svg:x2="7.697cm" svg:y2="11.818cm" draw:start-shape="id5" draw:start-glue-point="7" draw:end-shape="id6" draw:end-glue-point="4" svg:d="M9184 10681l-1487 1137" svg:viewBox="0 0 1488 1138">
          <text:p/>
        </draw:connector>
        <draw:connector draw:style-name="gr6" draw:text-style-name="P1" draw:layer="layout" draw:type="line" svg:x1="11.912cm" svg:y1="10.681cm" svg:x2="13.652cm" svg:y2="11.908cm" draw:start-shape="id5" draw:start-glue-point="9" draw:end-shape="id7" draw:end-glue-point="4" svg:d="M11912 10681l1740 1227" svg:viewBox="0 0 1741 1228">
          <text:p/>
        </draw:connector>
        <draw:custom-shape draw:style-name="gr18" draw:text-style-name="P4" xml:id="id9" draw:id="id9" draw:layer="layout" svg:width="3.858cm" svg:height="4.11cm" svg:x="11.742cm" svg:y="16.99cm">
          <text:p text:style-name="P4">NEXT_BI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line" svg:x1="12.288cm" svg:y1="15.417cm" svg:x2="7.697cm" svg:y2="17.001cm" draw:start-shape="id7" draw:start-glue-point="7" draw:end-shape="id8" draw:end-glue-point="4" svg:d="M12288 15417l-4591 1584" svg:viewBox="0 0 4592 1585">
          <text:p/>
        </draw:connector>
        <draw:connector draw:style-name="gr6" draw:text-style-name="P1" draw:layer="layout" draw:type="line" svg:x1="9.626cm" svg:y1="19.056cm" svg:x2="11.742cm" svg:y2="19.045cm" draw:start-shape="id8" draw:start-glue-point="10" draw:end-shape="id9" draw:end-glue-point="6" svg:d="M9626 19056l2116-11" svg:viewBox="0 0 2117 12">
          <text:p/>
        </draw:connector>
        <draw:custom-shape draw:style-name="gr19" draw:text-style-name="P4" xml:id="id10" draw:id="id10" draw:layer="layout" svg:width="3.858cm" svg:height="4.11cm" svg:x="11.742cm" svg:y="21.99cm">
          <text:p text:style-name="P4">NEXT_BY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2.2cm" svg:height="2.16cm" svg:x="5.3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1" draw:id="id11" draw:layer="layout" svg:width="3.858cm" svg:height="4.11cm" svg:x="5.642cm" svg:y="21.99cm">
          <text:p text:style-name="P4">WAIT_RESE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line-skew="3.098cm" svg:x1="15.6cm" svg:y1="24.045cm" svg:x2="16cm" svg:y2="4.492cm" draw:start-shape="id10" draw:start-glue-point="10" draw:end-shape="id4" draw:end-glue-point="10" svg:d="M15600 24045h4000v-19553h-3600" svg:viewBox="0 0 4001 19554">
          <text:p/>
        </draw:connector>
        <draw:connector draw:style-name="gr6" draw:text-style-name="P1" draw:layer="layout" draw:type="line" svg:x1="13.671cm" svg:y1="21.1cm" svg:x2="13.671cm" svg:y2="21.99cm" draw:start-shape="id9" draw:start-glue-point="8" draw:end-shape="id10" draw:end-glue-point="4" svg:d="M13671 21100v890" svg:viewBox="0 0 1 891">
          <text:p/>
        </draw:connector>
        <draw:connector draw:style-name="gr6" draw:text-style-name="P1" draw:layer="layout" draw:type="line" svg:x1="11.742cm" svg:y1="24.045cm" svg:x2="9.5cm" svg:y2="24.045cm" draw:start-shape="id10" draw:start-glue-point="6" draw:end-shape="id11" draw:end-glue-point="10" svg:d="M11742 24045h-2242" svg:viewBox="0 0 2243 1">
          <text:p/>
        </draw:connector>
        <draw:connector draw:style-name="gr6" draw:text-style-name="P1" draw:layer="layout" draw:line-skew="-1.999cm" svg:x1="5.642cm" svg:y1="24.045cm" svg:x2="5.6cm" svg:y2="4.492cm" draw:start-shape="id11" draw:start-glue-point="6" draw:end-shape="id3" draw:end-glue-point="6" svg:d="M5642 24045h-2542v-19553h2500" svg:viewBox="0 0 2543 19554">
          <text:p/>
        </draw:connector>
        <draw:line draw:style-name="gr6" draw:text-style-name="P1" draw:layer="layout" svg:x1="5.5cm" svg:y1="25cm" svg:x2="5.8cm" svg:y2="24.7cm">
          <text:p/>
        </draw:line>
        <draw:custom-shape draw:style-name="gr4" draw:text-style-name="P1" draw:layer="layout" svg:width="2.2cm" svg:height="2.16cm" svg:x="5.4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6cm" svg:y1="20cm" svg:x2="5.9cm" svg:y2="19.7cm">
          <text:p/>
        </draw:line>
        <draw:custom-shape draw:style-name="gr21" draw:text-style-name="P4" xml:id="id8" draw:id="id8" draw:layer="layout" svg:width="3.858cm" svg:height="4.11cm" svg:x="5.768cm" svg:y="17.001cm">
          <text:p text:style-name="P4">WAIT_SE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line-skew="1.398cm" svg:x1="15.6cm" svg:y1="19.045cm" svg:x2="12.477cm" svg:y2="9.227cm" draw:start-shape="id9" draw:start-glue-point="10" draw:end-shape="id5" svg:d="M15600 19045h1900v-9818h-5023" svg:viewBox="0 0 5024 9819">
          <text:p/>
        </draw:connector>
        <draw:connector draw:style-name="gr6" draw:text-style-name="P1" draw:layer="layout" draw:type="line" svg:x1="7.697cm" svg:y1="15.928cm" svg:x2="7.697cm" svg:y2="17.001cm" draw:start-shape="id6" draw:start-glue-point="8" draw:end-shape="id8" draw:end-glue-point="4" svg:d="M7697 15928v1073" svg:viewBox="0 0 1 1074">
          <text:p/>
        </draw:connector>
      </draw:page>
      <draw:page draw:name="page4" draw:style-name="dp1" draw:master-page-name="Predeterminado">
        <draw:frame draw:style-name="gr11" draw:text-style-name="P1" draw:layer="layout" svg:width="18.502cm" svg:height="26.302cm" svg:x="1.698cm" svg:y="0.7cm">
          <draw:image xlink:href="Pictures/10000201000002510000034BBBCDFC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9:32:09.063855116</meta:creation-date>
    <dc:date>2016-10-05T20:47:36.417593593</dc:date>
    <meta:editing-duration>PT10M7S</meta:editing-duration>
    <meta:editing-cycles>3</meta:editing-cycles>
    <meta:generator>LibreOffice/4.2.8.2$Linux_X86_64 LibreOffice_project/420m0$Build-2</meta:generator>
    <meta:document-statistic meta:object-count="50"/>
  </office:meta>
</office:document-meta>
</file>